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ospace"/>
    <style:font-face style:name="Liberation Mono" svg:font-family="'Liberation Mono'" style:font-family-generic="modern" style:font-pitch="fixed"/>
    <style:font-face style:name="Monaco1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5pt" style:text-underline-style="solid" style:text-underline-width="auto" style:text-underline-color="font-color" fo:font-weight="bold" officeooo:rsid="0009c0bc" officeooo:paragraph-rsid="000c3b93" style:font-size-asian="15pt" style:font-weight-asian="bold" style:font-size-complex="15pt" style:font-weight-complex="bold"/>
    </style:style>
    <style:style style:name="P2" style:family="paragraph" style:parent-style-name="Text_20_body">
      <style:text-properties officeooo:paragraph-rsid="000b72d7"/>
    </style:style>
    <style:style style:name="P3" style:family="paragraph" style:parent-style-name="Text_20_body">
      <style:text-properties officeooo:rsid="000b72d7" officeooo:paragraph-rsid="000b72d7"/>
    </style:style>
    <style:style style:name="P4" style:family="paragraph" style:parent-style-name="Text_20_body">
      <style:text-properties officeooo:rsid="000b72d7" officeooo:paragraph-rsid="000c3b93"/>
    </style:style>
    <style:style style:name="P5" style:family="paragraph" style:parent-style-name="Text_20_body">
      <style:text-properties officeooo:rsid="000c3b93" officeooo:paragraph-rsid="000c3b93"/>
    </style:style>
    <style:style style:name="P6" style:family="paragraph" style:parent-style-name="Text_20_body">
      <style:text-properties officeooo:paragraph-rsid="000c3b93"/>
    </style:style>
    <style:style style:name="P7" style:family="paragraph" style:parent-style-name="Text_20_body">
      <style:text-properties fo:font-size="12pt" officeooo:rsid="0009c0bc" officeooo:paragraph-rsid="000c3b93" style:font-size-asian="12pt" style:font-size-complex="12pt"/>
    </style:style>
    <style:style style:name="P8" style:family="paragraph" style:parent-style-name="Text_20_body">
      <style:paragraph-properties>
        <style:tab-stops>
          <style:tab-stop style:position="1.164cm"/>
        </style:tab-stops>
      </style:paragraph-properties>
      <style:text-properties fo:font-size="12pt" fo:font-weight="normal" officeooo:rsid="00132e7b" officeooo:paragraph-rsid="00132e7b" style:font-size-asian="12pt" style:font-weight-asian="normal" style:font-size-complex="12pt" style:font-weight-complex="normal"/>
    </style:style>
    <style:style style:name="P9" style:family="paragraph" style:parent-style-name="Text_20_body">
      <style:text-properties officeooo:rsid="00117746" officeooo:paragraph-rsid="00117746"/>
    </style:style>
    <style:style style:name="P10" style:family="paragraph" style:parent-style-name="Text_20_body">
      <style:paragraph-properties>
        <style:tab-stops>
          <style:tab-stop style:position="1.164cm"/>
        </style:tab-stops>
      </style:paragraph-properties>
      <style:text-properties officeooo:paragraph-rsid="00117746"/>
    </style:style>
    <style:style style:name="P11" style:family="paragraph" style:parent-style-name="Text_20_body">
      <style:paragraph-properties>
        <style:tab-stops>
          <style:tab-stop style:position="1.164cm"/>
        </style:tab-stops>
      </style:paragraph-properties>
      <style:text-properties fo:font-size="13pt" style:text-underline-style="solid" style:text-underline-width="auto" style:text-underline-color="font-color" fo:font-weight="bold" officeooo:rsid="00132e7b" officeooo:paragraph-rsid="00132e7b" style:font-size-asian="13pt" style:font-weight-asian="bold" style:font-size-complex="13pt" style:font-weight-complex="bold"/>
    </style:style>
    <style:style style:name="P12" style:family="paragraph" style:parent-style-name="Heading_20_2">
      <style:paragraph-properties>
        <style:tab-stops>
          <style:tab-stop style:position="1.164cm"/>
        </style:tab-stops>
      </style:paragraph-properties>
      <style:text-properties fo:font-size="12pt" fo:font-weight="normal" officeooo:rsid="00132e7b" officeooo:paragraph-rsid="00132e7b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09c0bc" officeooo:paragraph-rsid="000b72d7" style:font-size-asian="15pt" style:font-weight-asian="bold" style:font-size-complex="15pt" style:font-weight-complex="bold"/>
    </style:style>
    <style:style style:name="P14" style:family="paragraph" style:parent-style-name="Text_20_body">
      <style:paragraph-properties>
        <style:tab-stops>
          <style:tab-stop style:position="1.164cm"/>
        </style:tab-stops>
      </style:paragraph-properties>
      <style:text-properties fo:font-size="18pt" officeooo:rsid="000b72d7" officeooo:paragraph-rsid="00117746" style:font-size-asian="18pt" style:font-size-complex="18pt"/>
    </style:style>
    <style:style style:name="P15" style:family="paragraph" style:parent-style-name="Text_20_body">
      <style:text-properties fo:font-size="18pt" officeooo:rsid="000b72d7" officeooo:paragraph-rsid="000b72d7" style:font-size-asian="18pt" style:font-size-complex="18pt"/>
    </style:style>
    <style:style style:name="P16" style:family="paragraph" style:parent-style-name="Text_20_body">
      <style:text-properties fo:font-size="18pt" officeooo:rsid="0009c0bc" officeooo:paragraph-rsid="000c3b93" style:font-size-asian="18pt" style:font-size-complex="18pt"/>
    </style:style>
    <style:style style:name="P17" style:family="paragraph" style:parent-style-name="Text_20_body">
      <style:text-properties fo:font-size="15pt" style:text-underline-style="solid" style:text-underline-width="auto" style:text-underline-color="font-color" fo:font-weight="bold" officeooo:rsid="0009c0bc" officeooo:paragraph-rsid="000b72d7" style:font-size-asian="15pt" style:font-weight-asian="bold" style:font-size-complex="15pt" style:font-weight-complex="bold"/>
    </style:style>
    <style:style style:name="P18" style:family="paragraph" style:parent-style-name="Text_20_body">
      <style:text-properties officeooo:rsid="000b72d7" officeooo:paragraph-rsid="000b72d7"/>
    </style:style>
    <style:style style:name="P19" style:family="paragraph" style:parent-style-name="Preformatted_20_Text">
      <loext:graphic-properties draw:fill="solid" draw:fill-color="#282c34" draw:opacity="100%"/>
      <style:paragraph-properties fo:background-color="#282c34"/>
      <style:text-properties fo:color="#546e7a" style:font-name="Monaco" fo:font-size="10.5pt" fo:font-style="italic"/>
    </style:style>
    <style:style style:name="P20" style:family="paragraph" style:parent-style-name="Preformatted_20_Text">
      <style:text-properties fo:color="#546e7a" style:font-name="Monaco" fo:font-size="10.5pt" fo:font-style="italic" officeooo:rsid="000b72d7" officeooo:paragraph-rsid="000b72d7"/>
    </style:style>
    <style:style style:name="P21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546e7a" style:font-name="Monaco" fo:font-size="10.5pt" fo:font-style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b72d7" style:font-size-asian="18pt" style:font-size-complex="18pt"/>
    </style:style>
    <style:style style:name="T3" style:family="text">
      <style:text-properties officeooo:rsid="000b72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U</text:span><text:span text:style-name="T1">RL shortner :-</text:span></text:p>
      <text:p text:style-name="P10">An <text:span text:style-name="Emphasis">URL shortener</text:span> is a website that reduces the length of your <text:span text:style-name="Emphasis">URL</text:span> (Uniform Resource Locator). The idea is to minimize the web page address into something that's easier to remember and track.</text:p>
      <text:p text:style-name="P11"><text:span text:style-name="T3">A</text:span>dvantages of URL shortening:</text:p>
      <text:h text:style-name="P12" text:outline-level="2">They can track and compile click data</text:h>
      <text:h text:style-name="P12" text:outline-level="2">They can be transformed into social media services</text:h>
      <text:h text:style-name="P12" text:outline-level="2">They make links more manageable</text:h>
      <text:h text:style-name="P12" text:outline-level="2">They promote sharing</text:h>
      <text:p text:style-name="P8"/>
      <text:p text:style-name="P14"/>
      <text:p text:style-name="P15">Bitly URL shoetner</text:p>
      <text:p text:style-name="P17">Features</text:p>
      <text:p text:style-name="Text_20_body"><text:span text:style-name="T3">C</text:span>omprehensive dashboard </text:p>
      <text:p text:style-name="P5">Link managements</text:p>
      <text:p text:style-name="P5">Branded links</text:p>
      <text:p text:style-name="P5">Mobile links</text:p>
      <text:p text:style-name="P5">Campain management and analytics</text:p>
      <text:p text:style-name="P5">API support</text:p>
      <text:p text:style-name="Text_20_body"/>
      <text:p text:style-name="P2"><text:span text:style-name="Strong_20_Emphasis">Bitly price</text:span>:<text:line-break/>Free plan: Yes<text:line-break/>Paid plan: From $35/month</text:p>
      <text:p text:style-name="P15"/>
      <text:p text:style-name="P15">Rebrandly URL shoetner</text:p>
      <text:p text:style-name="P17">Features</text:p>
      <text:p text:style-name="P3">Account Management</text:p>
      <text:p text:style-name="P3">Dedicated onboarding</text:p>
      <text:p text:style-name="P3">Link retargeting<text:tab/></text:p>
      <text:p text:style-name="P3">Traffic routing and deep linking</text:p>
      <text:p text:style-name="P3"><text:soft-page-break/>Customized analytics</text:p>
      <text:p text:style-name="P3">Multiple Domain names</text:p>
      <text:p text:style-name="P3">Workspace and teammates</text:p>
      <text:p text:style-name="P7">QR codes</text:p>
      <text:p text:style-name="P2"><text:span text:style-name="Strong_20_Emphasis"/></text:p>
      <text:p text:style-name="P2"><text:span text:style-name="Strong_20_Emphasis">Rebrandly price</text:span>:<text:line-break/>Free plan: Yes<text:line-break/>Paid plan: From $29/month</text:p>
      <text:p text:style-name="P2"/>
      <text:p text:style-name="P2"/>
      <text:p text:style-name="P2"/>
      <text:p text:style-name="P2"/>
      <text:p text:style-name="P13"/>
      <text:p text:style-name="P16">T2M URL shortner </text:p>
      <text:p text:style-name="P6"/>
      <text:p text:style-name="P1">Features</text:p>
      <text:p text:style-name="P7">URLs Management</text:p>
      <text:p text:style-name="P7">Analytics/Stats</text:p>
      <text:p text:style-name="P7">Branding with Custom Domains</text:p>
      <text:p text:style-name="P7">CSV Tools</text:p>
      <text:p text:style-name="P7">REST API</text:p>
      <text:p text:style-name="P7">Support &amp; Compliance</text:p>
      <text:p text:style-name="P7">QR codes</text:p>
      <text:p text:style-name="P7">Powerful dashboard</text:p>
      <text:p text:style-name="P7"/>
      <text:p text:style-name="P4"><text:span text:style-name="Strong_20_Emphasis">T2M price</text:span>:<text:line-break/>Free plan: No<text:line-break/>Pain plan: Basic plan starts at $5 (one-time fee), Standard from $9.99/month, Pro from $29.99 per month. (Higher pricing tiers and custom plans available.)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&lt;!--&lt;div class="jumbotron"&gt;--&gt;</text:p>
      <text:p text:style-name="P19">&lt;!-- <text:s text:c="3"/>&lt;h3 style="text-align:center;margin-top:50px;"&gt;Shorten A Url&lt;/h3&gt;--&gt;</text:p>
      <text:p text:style-name="P19">&lt;!-- <text:s text:c="3"/>&lt;form class="form-inline short mt-2" action="{% url 'home-page' %}" method="post"&gt;--&gt;</text:p>
      <text:p text:style-name="P19">&lt;!-- <text:s text:c="7"/>{% csrf_token %}--&gt;</text:p>
      <text:p text:style-name="P19">&lt;!-- <text:s text:c="7"/>&lt;div class="form-group short" &gt;--&gt;</text:p>
      <text:p text:style-name="P19">&lt;!--&amp;lt;!&amp;ndash; <text:s text:c="11"/>&lt;span class="form-inline"&gt;&amp;ndash;&amp;gt;--&gt;</text:p>
      <text:p text:style-name="P19">&lt;!-- <text:s text:c="11"/>&lt;input class="form-control <text:s/>mb-2 mt-4 mr-0" id="l" type="url" name="url" placeholder="Enter Original URL" value="" required&gt;--&gt;</text:p>
      <text:p text:style-name="P19">&lt;!-- <text:s text:c="11"/>&lt;input type="submit" class="btn btn-outline-primary short ml-2 mt-3 pt-2 pb-2" value="Shorten"&gt;--&gt;</text:p>
      <text:p text:style-name="P19">&lt;!-- <text:s text:c="12"/>&lt;br&gt;--&gt;</text:p>
      <text:p text:style-name="P19">&lt;!-- <text:s text:c="11"/>&lt;br&gt;--&gt;</text:p>
      <text:p text:style-name="P19">&lt;!-- <text:s text:c="11"/>&lt;input class="form-control mt-4 mb-2" id="l" type="text" name="shortcode" <text:s/>placeholder="Get Your Short URL"value="{{short_url}}"&gt;--&gt;</text:p>
      <text:p text:style-name="P19">&lt;!-- <text:s text:c="11"/>&lt;div&gt;--&gt;</text:p>
      <text:p text:style-name="P19">&lt;!-- <text:s text:c="7"/>&lt;/div&gt;--&gt;</text:p>
      <text:p text:style-name="P19">&lt;!-- <text:s text:c="3"/>&lt;/form&gt;--&gt;</text:p>
      <text:p text:style-name="P19">&lt;!--&lt;/div&gt;--&gt;</text:p>
      <text:p text:style-name="P19">&lt;!--&lt;div id="btn"&gt;--&gt;</text:p>
      <text:p text:style-name="P19">&lt;!-- <text:s text:c="3"/>{% if user.is_authenticated %}--&gt;</text:p>
      <text:p text:style-name="P19">&lt;!-- <text:s text:c="3"/>&lt;a class="btn btn-outline-primary pl-4 pr-4" href="{% url 'profile' %}" role="button"&gt;Track Your URLS&lt;/a&gt;--&gt;</text:p>
      <text:p text:style-name="P19">&lt;!-- <text:s text:c="3"/>{% else %}--&gt;</text:p>
      <text:p text:style-name="P19">&lt;!-- <text:s text:c="3"/>&lt;a class="btn btn-outline-primary pl-4 pr-4" href="{% url 'login' %}" role="button"&gt;Login&lt;/a&gt;--&gt;</text:p>
      <text:p text:style-name="P19">&lt;!-- <text:s text:c="3"/>&lt;a class="btn btn-outline-primary" <text:s/>href="{% url 'register' %}" role="button"&gt;Register&lt;/a&gt;--&gt;</text:p>
      <text:p text:style-name="P21">&lt;!-- <text:s text:c="3"/>&lt;/div&gt;--&gt;</text:p>
      <text:p text:style-name="P3"><text:soft-page-break/></text:p>
      <text:p text:style-name="P3"/>
      <text:p text:style-name="P3"/>
      <text:p text:style-name="P3">`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ospace"/>
    <style:font-face style:name="Liberation Mono" svg:font-family="'Liberation Mono'" style:font-family-generic="modern" style:font-pitch="fixed"/>
    <style:font-face style:name="Monaco1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onaco1" style:font-family-asian="Monaco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onaco1" style:font-family-asian="Monaco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8:29:59.209037324</meta:creation-date>
    <dc:date>2020-07-11T13:41:05.069483674</dc:date>
    <meta:editing-duration>PT22M4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61" meta:word-count="325" meta:character-count="2425" meta:non-whitespace-character-count="2055"/>
  </office:meta>
</office:document-meta>
</file>